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1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9:39:26.5689279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9-19T19:48:44.726383442</dc:date>
    <meta:editing-duration>P1DT23H16M14S</meta:editing-duration>
    <meta:editing-cycles>420</meta:editing-cycles>
    <meta:generator>LibreOffice/6.4.7.2$Linux_X86_64 LibreOffice_project/40$Build-2</meta:generator>
    <meta:document-statistic meta:table-count="1" meta:cell-count="1736" meta:object-count="0"/>
  </office:meta>
</office:document-meta>
</file>